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309in"/>
    </style:style>
    <style:style style:name="ta1co2" style:family="table-column">
      <style:table-column-properties fo:break-before="auto" style:column-width="1.8940000000000001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2.2390000000000003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51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1.8940000000000001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1.8940000000000001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1.8250000000000002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0000000000001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2.2390000000000003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51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1.8940000000000001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1.8940000000000001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1.8250000000000002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1/setting-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converted/convertedx19_y9_n171_r5_s60_ps3_pr60_u60_o5_N001.lp</text:p>
          </table:table-cell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9"/>
          <table:table-cell office:value-type="float" office:value="0.0"/>
          <table:table-cell office:value-type="float" office:value="1.0"/>
          <table:table-cell table:formula="of:=MIN([.$B3];[.$E3];[.$H3];[.$K3];[.$N3];[.$Q3])" office:value-type="float"/>
          <table:table-cell table:formula="of:=MIN([.$C3];[.$F3];[.$I3];[.$L3];[.$O3];[.$R3])" office:value-type="float"/>
          <table:table-cell table:formula="of:=MIN([.$D3];[.$G3];[.$J3];[.$M3];[.$P3];[.$S3])" office:value-type="float"/>
          <table:table-cell table:formula="of:=MEDIAN([.$B3];[.$E3];[.$H3];[.$K3];[.$N3];[.$Q3])" office:value-type="float"/>
          <table:table-cell table:formula="of:=MEDIAN([.$C3];[.$F3];[.$I3];[.$L3];[.$O3];[.$R3])" office:value-type="float"/>
          <table:table-cell table:formula="of:=MEDIAN([.$D3];[.$G3];[.$J3];[.$M3];[.$P3];[.$S3])" office:value-type="float"/>
          <table:table-cell table:formula="of:=MAX([.$B3];[.$E3];[.$H3];[.$K3];[.$N3];[.$Q3])" office:value-type="float"/>
          <table:table-cell table:formula="of:=MAX([.$C3];[.$F3];[.$I3];[.$L3];[.$O3];[.$R3])" office:value-type="float"/>
          <table:table-cell table:formula="of:=MAX([.$D3];[.$G3];[.$J3];[.$M3];[.$P3];[.$S3])" office:value-type="float"/>
        </table:table-row>
        <table:table-row table:style-name="ro1">
          <table:table-cell office:value-type="string">
            <text:p>converted/convertedx19_y9_n171_r5_s60_ps3_pr60_u60_o5_N002.lp</text:p>
          </table:table-cell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3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table:formula="of:=MIN([.$B4];[.$E4];[.$H4];[.$K4];[.$N4];[.$Q4])" office:value-type="float"/>
          <table:table-cell table:formula="of:=MIN([.$C4];[.$F4];[.$I4];[.$L4];[.$O4];[.$R4])" office:value-type="float"/>
          <table:table-cell table:formula="of:=MIN([.$D4];[.$G4];[.$J4];[.$M4];[.$P4];[.$S4])" office:value-type="float"/>
          <table:table-cell table:formula="of:=MEDIAN([.$B4];[.$E4];[.$H4];[.$K4];[.$N4];[.$Q4])" office:value-type="float"/>
          <table:table-cell table:formula="of:=MEDIAN([.$C4];[.$F4];[.$I4];[.$L4];[.$O4];[.$R4])" office:value-type="float"/>
          <table:table-cell table:formula="of:=MEDIAN([.$D4];[.$G4];[.$J4];[.$M4];[.$P4];[.$S4])" office:value-type="float"/>
          <table:table-cell table:formula="of:=MAX([.$B4];[.$E4];[.$H4];[.$K4];[.$N4];[.$Q4])" office:value-type="float"/>
          <table:table-cell table:formula="of:=MAX([.$C4];[.$F4];[.$I4];[.$L4];[.$O4];[.$R4])" office:value-type="float"/>
          <table:table-cell table:formula="of:=MAX([.$D4];[.$G4];[.$J4];[.$M4];[.$P4];[.$S4])" office:value-type="float"/>
        </table:table-row>
        <table:table-row table:style-name="ro1">
          <table:table-cell office:value-type="string">
            <text:p>converted/convertedx19_y9_n171_r5_s60_ps3_pr60_u60_o5_N003.lp</text:p>
          </table:table-cell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table:formula="of:=MIN([.$B5];[.$E5];[.$H5];[.$K5];[.$N5];[.$Q5])" office:value-type="float"/>
          <table:table-cell table:formula="of:=MIN([.$C5];[.$F5];[.$I5];[.$L5];[.$O5];[.$R5])" office:value-type="float"/>
          <table:table-cell table:formula="of:=MIN([.$D5];[.$G5];[.$J5];[.$M5];[.$P5];[.$S5])" office:value-type="float"/>
          <table:table-cell table:formula="of:=MEDIAN([.$B5];[.$E5];[.$H5];[.$K5];[.$N5];[.$Q5])" office:value-type="float"/>
          <table:table-cell table:formula="of:=MEDIAN([.$C5];[.$F5];[.$I5];[.$L5];[.$O5];[.$R5])" office:value-type="float"/>
          <table:table-cell table:formula="of:=MEDIAN([.$D5];[.$G5];[.$J5];[.$M5];[.$P5];[.$S5])" office:value-type="float"/>
          <table:table-cell table:formula="of:=MAX([.$B5];[.$E5];[.$H5];[.$K5];[.$N5];[.$Q5])" office:value-type="float"/>
          <table:table-cell table:formula="of:=MAX([.$C5];[.$F5];[.$I5];[.$L5];[.$O5];[.$R5])" office:value-type="float"/>
          <table:table-cell table:formula="of:=MAX([.$D5];[.$G5];[.$J5];[.$M5];[.$P5];[.$S5])" office:value-type="float"/>
        </table:table-row>
        <table:table-row table:style-name="ro1">
          <table:table-cell office:value-type="string">
            <text:p>converted/convertedx19_y9_n171_r5_s60_ps3_pr60_u60_o5_N004.lp</text:p>
          </table:table-cell>
          <table:table-cell office:value-type="float" office:value="0.37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table:formula="of:=MIN([.$B6];[.$E6];[.$H6];[.$K6];[.$N6];[.$Q6])" office:value-type="float"/>
          <table:table-cell table:formula="of:=MIN([.$C6];[.$F6];[.$I6];[.$L6];[.$O6];[.$R6])" office:value-type="float"/>
          <table:table-cell table:formula="of:=MIN([.$D6];[.$G6];[.$J6];[.$M6];[.$P6];[.$S6])" office:value-type="float"/>
          <table:table-cell table:formula="of:=MEDIAN([.$B6];[.$E6];[.$H6];[.$K6];[.$N6];[.$Q6])" office:value-type="float"/>
          <table:table-cell table:formula="of:=MEDIAN([.$C6];[.$F6];[.$I6];[.$L6];[.$O6];[.$R6])" office:value-type="float"/>
          <table:table-cell table:formula="of:=MEDIAN([.$D6];[.$G6];[.$J6];[.$M6];[.$P6];[.$S6])" office:value-type="float"/>
          <table:table-cell table:formula="of:=MAX([.$B6];[.$E6];[.$H6];[.$K6];[.$N6];[.$Q6])" office:value-type="float"/>
          <table:table-cell table:formula="of:=MAX([.$C6];[.$F6];[.$I6];[.$L6];[.$O6];[.$R6])" office:value-type="float"/>
          <table:table-cell table:formula="of:=MAX([.$D6];[.$G6];[.$J6];[.$M6];[.$P6];[.$S6])" office:value-type="float"/>
        </table:table-row>
        <table:table-row table:style-name="ro1">
          <table:table-cell office:value-type="string">
            <text:p>converted/convertedx19_y9_n171_r5_s60_ps3_pr60_u60_o5_N005.lp</text:p>
          </table:table-cell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8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8"/>
          <table:table-cell office:value-type="float" office:value="0.0"/>
          <table:table-cell office:value-type="float" office:value="1.0"/>
          <table:table-cell table:formula="of:=MIN([.$B7];[.$E7];[.$H7];[.$K7];[.$N7];[.$Q7])" office:value-type="float"/>
          <table:table-cell table:formula="of:=MIN([.$C7];[.$F7];[.$I7];[.$L7];[.$O7];[.$R7])" office:value-type="float"/>
          <table:table-cell table:formula="of:=MIN([.$D7];[.$G7];[.$J7];[.$M7];[.$P7];[.$S7])" office:value-type="float"/>
          <table:table-cell table:formula="of:=MEDIAN([.$B7];[.$E7];[.$H7];[.$K7];[.$N7];[.$Q7])" office:value-type="float"/>
          <table:table-cell table:formula="of:=MEDIAN([.$C7];[.$F7];[.$I7];[.$L7];[.$O7];[.$R7])" office:value-type="float"/>
          <table:table-cell table:formula="of:=MEDIAN([.$D7];[.$G7];[.$J7];[.$M7];[.$P7];[.$S7])" office:value-type="float"/>
          <table:table-cell table:formula="of:=MAX([.$B7];[.$E7];[.$H7];[.$K7];[.$N7];[.$Q7])" office:value-type="float"/>
          <table:table-cell table:formula="of:=MAX([.$C7];[.$F7];[.$I7];[.$L7];[.$O7];[.$R7])" office:value-type="float"/>
          <table:table-cell table:formula="of:=MAX([.$D7];[.$G7];[.$J7];[.$M7];[.$P7];[.$S7])" office:value-type="float"/>
        </table:table-row>
        <table:table-row table:style-name="ro1">
          <table:table-cell office:value-type="string">
            <text:p>converted/convertedx19_y9_n171_r5_s60_ps3_pr60_u60_o5_N006.lp</text:p>
          </table:table-cell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table:formula="of:=MIN([.$B8];[.$E8];[.$H8];[.$K8];[.$N8];[.$Q8])" office:value-type="float"/>
          <table:table-cell table:formula="of:=MIN([.$C8];[.$F8];[.$I8];[.$L8];[.$O8];[.$R8])" office:value-type="float"/>
          <table:table-cell table:formula="of:=MIN([.$D8];[.$G8];[.$J8];[.$M8];[.$P8];[.$S8])" office:value-type="float"/>
          <table:table-cell table:formula="of:=MEDIAN([.$B8];[.$E8];[.$H8];[.$K8];[.$N8];[.$Q8])" office:value-type="float"/>
          <table:table-cell table:formula="of:=MEDIAN([.$C8];[.$F8];[.$I8];[.$L8];[.$O8];[.$R8])" office:value-type="float"/>
          <table:table-cell table:formula="of:=MEDIAN([.$D8];[.$G8];[.$J8];[.$M8];[.$P8];[.$S8])" office:value-type="float"/>
          <table:table-cell table:formula="of:=MAX([.$B8];[.$E8];[.$H8];[.$K8];[.$N8];[.$Q8])" office:value-type="float"/>
          <table:table-cell table:formula="of:=MAX([.$C8];[.$F8];[.$I8];[.$L8];[.$O8];[.$R8])" office:value-type="float"/>
          <table:table-cell table:formula="of:=MAX([.$D8];[.$G8];[.$J8];[.$M8];[.$P8];[.$S8])" office:value-type="float"/>
        </table:table-row>
        <table:table-row table:style-name="ro1">
          <table:table-cell office:value-type="string">
            <text:p>converted/convertedx19_y9_n171_r5_s60_ps3_pr60_u60_o5_N007.lp</text:p>
          </table:table-cell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table:formula="of:=MIN([.$B9];[.$E9];[.$H9];[.$K9];[.$N9];[.$Q9])" office:value-type="float"/>
          <table:table-cell table:formula="of:=MIN([.$C9];[.$F9];[.$I9];[.$L9];[.$O9];[.$R9])" office:value-type="float"/>
          <table:table-cell table:formula="of:=MIN([.$D9];[.$G9];[.$J9];[.$M9];[.$P9];[.$S9])" office:value-type="float"/>
          <table:table-cell table:formula="of:=MEDIAN([.$B9];[.$E9];[.$H9];[.$K9];[.$N9];[.$Q9])" office:value-type="float"/>
          <table:table-cell table:formula="of:=MEDIAN([.$C9];[.$F9];[.$I9];[.$L9];[.$O9];[.$R9])" office:value-type="float"/>
          <table:table-cell table:formula="of:=MEDIAN([.$D9];[.$G9];[.$J9];[.$M9];[.$P9];[.$S9])" office:value-type="float"/>
          <table:table-cell table:formula="of:=MAX([.$B9];[.$E9];[.$H9];[.$K9];[.$N9];[.$Q9])" office:value-type="float"/>
          <table:table-cell table:formula="of:=MAX([.$C9];[.$F9];[.$I9];[.$L9];[.$O9];[.$R9])" office:value-type="float"/>
          <table:table-cell table:formula="of:=MAX([.$D9];[.$G9];[.$J9];[.$M9];[.$P9];[.$S9])" office:value-type="float"/>
        </table:table-row>
        <table:table-row table:style-name="ro1">
          <table:table-cell office:value-type="string">
            <text:p>converted/convertedx19_y9_n171_r5_s60_ps3_pr60_u60_o5_N008.lp</text:p>
          </table:table-cell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table:formula="of:=MIN([.$B10];[.$E10];[.$H10];[.$K10];[.$N10];[.$Q10])" office:value-type="float"/>
          <table:table-cell table:formula="of:=MIN([.$C10];[.$F10];[.$I10];[.$L10];[.$O10];[.$R10])" office:value-type="float"/>
          <table:table-cell table:formula="of:=MIN([.$D10];[.$G10];[.$J10];[.$M10];[.$P10];[.$S10])" office:value-type="float"/>
          <table:table-cell table:formula="of:=MEDIAN([.$B10];[.$E10];[.$H10];[.$K10];[.$N10];[.$Q10])" office:value-type="float"/>
          <table:table-cell table:formula="of:=MEDIAN([.$C10];[.$F10];[.$I10];[.$L10];[.$O10];[.$R10])" office:value-type="float"/>
          <table:table-cell table:formula="of:=MEDIAN([.$D10];[.$G10];[.$J10];[.$M10];[.$P10];[.$S10])" office:value-type="float"/>
          <table:table-cell table:formula="of:=MAX([.$B10];[.$E10];[.$H10];[.$K10];[.$N10];[.$Q10])" office:value-type="float"/>
          <table:table-cell table:formula="of:=MAX([.$C10];[.$F10];[.$I10];[.$L10];[.$O10];[.$R10])" office:value-type="float"/>
          <table:table-cell table:formula="of:=MAX([.$D10];[.$G10];[.$J10];[.$M10];[.$P10];[.$S10])" office:value-type="float"/>
        </table:table-row>
        <table:table-row table:style-name="ro1">
          <table:table-cell office:value-type="string">
            <text:p>converted/convertedx19_y9_n171_r5_s60_ps3_pr60_u60_o5_N009.lp</text:p>
          </table:table-cell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"/>
          <table:table-cell office:value-type="float" office:value="0.0"/>
          <table:table-cell office:value-type="float" office:value="1.0"/>
          <table:table-cell table:formula="of:=MIN([.$B11];[.$E11];[.$H11];[.$K11];[.$N11];[.$Q11])" office:value-type="float"/>
          <table:table-cell table:formula="of:=MIN([.$C11];[.$F11];[.$I11];[.$L11];[.$O11];[.$R11])" office:value-type="float"/>
          <table:table-cell table:formula="of:=MIN([.$D11];[.$G11];[.$J11];[.$M11];[.$P11];[.$S11])" office:value-type="float"/>
          <table:table-cell table:formula="of:=MEDIAN([.$B11];[.$E11];[.$H11];[.$K11];[.$N11];[.$Q11])" office:value-type="float"/>
          <table:table-cell table:formula="of:=MEDIAN([.$C11];[.$F11];[.$I11];[.$L11];[.$O11];[.$R11])" office:value-type="float"/>
          <table:table-cell table:formula="of:=MEDIAN([.$D11];[.$G11];[.$J11];[.$M11];[.$P11];[.$S11])" office:value-type="float"/>
          <table:table-cell table:formula="of:=MAX([.$B11];[.$E11];[.$H11];[.$K11];[.$N11];[.$Q11])" office:value-type="float"/>
          <table:table-cell table:formula="of:=MAX([.$C11];[.$F11];[.$I11];[.$L11];[.$O11];[.$R11])" office:value-type="float"/>
          <table:table-cell table:formula="of:=MAX([.$D11];[.$G11];[.$J11];[.$M11];[.$P11];[.$S11])" office:value-type="float"/>
        </table:table-row>
        <table:table-row table:style-name="ro1">
          <table:table-cell office:value-type="string">
            <text:p>converted/convertedx19_y9_n171_r5_s60_ps3_pr60_u60_o5_N010.lp</text:p>
          </table:table-cell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table:formula="of:=MIN([.$B12];[.$E12];[.$H12];[.$K12];[.$N12];[.$Q12])" office:value-type="float"/>
          <table:table-cell table:formula="of:=MIN([.$C12];[.$F12];[.$I12];[.$L12];[.$O12];[.$R12])" office:value-type="float"/>
          <table:table-cell table:formula="of:=MIN([.$D12];[.$G12];[.$J12];[.$M12];[.$P12];[.$S12])" office:value-type="float"/>
          <table:table-cell table:formula="of:=MEDIAN([.$B12];[.$E12];[.$H12];[.$K12];[.$N12];[.$Q12])" office:value-type="float"/>
          <table:table-cell table:formula="of:=MEDIAN([.$C12];[.$F12];[.$I12];[.$L12];[.$O12];[.$R12])" office:value-type="float"/>
          <table:table-cell table:formula="of:=MEDIAN([.$D12];[.$G12];[.$J12];[.$M12];[.$P12];[.$S12])" office:value-type="float"/>
          <table:table-cell table:formula="of:=MAX([.$B12];[.$E12];[.$H12];[.$K12];[.$N12];[.$Q12])" office:value-type="float"/>
          <table:table-cell table:formula="of:=MAX([.$C12];[.$F12];[.$I12];[.$L12];[.$O12];[.$R12])" office:value-type="float"/>
          <table:table-cell table:formula="of:=MAX([.$D12];[.$G12];[.$J12];[.$M12];[.$P12];[.$S12])" office:value-type="float"/>
        </table:table-row>
        <table:table-row table:style-name="ro1">
          <table:table-cell office:value-type="string">
            <text:p>converted/convertedx19_y9_n171_r5_s60_ps3_pr60_u60_o5_N011.lp</text:p>
          </table:table-cell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table:formula="of:=MIN([.$B13];[.$E13];[.$H13];[.$K13];[.$N13];[.$Q13])" office:value-type="float"/>
          <table:table-cell table:formula="of:=MIN([.$C13];[.$F13];[.$I13];[.$L13];[.$O13];[.$R13])" office:value-type="float"/>
          <table:table-cell table:formula="of:=MIN([.$D13];[.$G13];[.$J13];[.$M13];[.$P13];[.$S13])" office:value-type="float"/>
          <table:table-cell table:formula="of:=MEDIAN([.$B13];[.$E13];[.$H13];[.$K13];[.$N13];[.$Q13])" office:value-type="float"/>
          <table:table-cell table:formula="of:=MEDIAN([.$C13];[.$F13];[.$I13];[.$L13];[.$O13];[.$R13])" office:value-type="float"/>
          <table:table-cell table:formula="of:=MEDIAN([.$D13];[.$G13];[.$J13];[.$M13];[.$P13];[.$S13])" office:value-type="float"/>
          <table:table-cell table:formula="of:=MAX([.$B13];[.$E13];[.$H13];[.$K13];[.$N13];[.$Q13])" office:value-type="float"/>
          <table:table-cell table:formula="of:=MAX([.$C13];[.$F13];[.$I13];[.$L13];[.$O13];[.$R13])" office:value-type="float"/>
          <table:table-cell table:formula="of:=MAX([.$D13];[.$G13];[.$J13];[.$M13];[.$P13];[.$S13])" office:value-type="float"/>
        </table:table-row>
        <table:table-row table:style-name="ro1">
          <table:table-cell office:value-type="string">
            <text:p>converted/convertedx19_y9_n171_r5_s60_ps3_pr60_u60_o5_N012.lp</text:p>
          </table:table-cell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table:formula="of:=MIN([.$B14];[.$E14];[.$H14];[.$K14];[.$N14];[.$Q14])" office:value-type="float"/>
          <table:table-cell table:formula="of:=MIN([.$C14];[.$F14];[.$I14];[.$L14];[.$O14];[.$R14])" office:value-type="float"/>
          <table:table-cell table:formula="of:=MIN([.$D14];[.$G14];[.$J14];[.$M14];[.$P14];[.$S14])" office:value-type="float"/>
          <table:table-cell table:formula="of:=MEDIAN([.$B14];[.$E14];[.$H14];[.$K14];[.$N14];[.$Q14])" office:value-type="float"/>
          <table:table-cell table:formula="of:=MEDIAN([.$C14];[.$F14];[.$I14];[.$L14];[.$O14];[.$R14])" office:value-type="float"/>
          <table:table-cell table:formula="of:=MEDIAN([.$D14];[.$G14];[.$J14];[.$M14];[.$P14];[.$S14])" office:value-type="float"/>
          <table:table-cell table:formula="of:=MAX([.$B14];[.$E14];[.$H14];[.$K14];[.$N14];[.$Q14])" office:value-type="float"/>
          <table:table-cell table:formula="of:=MAX([.$C14];[.$F14];[.$I14];[.$L14];[.$O14];[.$R14])" office:value-type="float"/>
          <table:table-cell table:formula="of:=MAX([.$D14];[.$G14];[.$J14];[.$M14];[.$P14];[.$S14])" office:value-type="float"/>
        </table:table-row>
        <table:table-row table:style-name="ro1">
          <table:table-cell office:value-type="string">
            <text:p>converted/convertedx19_y9_n171_r5_s60_ps3_pr60_u60_o5_N013.lp</text:p>
          </table:table-cell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7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table:formula="of:=MIN([.$B15];[.$E15];[.$H15];[.$K15];[.$N15];[.$Q15])" office:value-type="float"/>
          <table:table-cell table:formula="of:=MIN([.$C15];[.$F15];[.$I15];[.$L15];[.$O15];[.$R15])" office:value-type="float"/>
          <table:table-cell table:formula="of:=MIN([.$D15];[.$G15];[.$J15];[.$M15];[.$P15];[.$S15])" office:value-type="float"/>
          <table:table-cell table:formula="of:=MEDIAN([.$B15];[.$E15];[.$H15];[.$K15];[.$N15];[.$Q15])" office:value-type="float"/>
          <table:table-cell table:formula="of:=MEDIAN([.$C15];[.$F15];[.$I15];[.$L15];[.$O15];[.$R15])" office:value-type="float"/>
          <table:table-cell table:formula="of:=MEDIAN([.$D15];[.$G15];[.$J15];[.$M15];[.$P15];[.$S15])" office:value-type="float"/>
          <table:table-cell table:formula="of:=MAX([.$B15];[.$E15];[.$H15];[.$K15];[.$N15];[.$Q15])" office:value-type="float"/>
          <table:table-cell table:formula="of:=MAX([.$C15];[.$F15];[.$I15];[.$L15];[.$O15];[.$R15])" office:value-type="float"/>
          <table:table-cell table:formula="of:=MAX([.$D15];[.$G15];[.$J15];[.$M15];[.$P15];[.$S15])" office:value-type="float"/>
        </table:table-row>
        <table:table-row table:style-name="ro1">
          <table:table-cell office:value-type="string">
            <text:p>converted/convertedx19_y9_n171_r5_s60_ps3_pr60_u60_o5_N014.lp</text:p>
          </table:table-cell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table:formula="of:=MIN([.$B16];[.$E16];[.$H16];[.$K16];[.$N16];[.$Q16])" office:value-type="float"/>
          <table:table-cell table:formula="of:=MIN([.$C16];[.$F16];[.$I16];[.$L16];[.$O16];[.$R16])" office:value-type="float"/>
          <table:table-cell table:formula="of:=MIN([.$D16];[.$G16];[.$J16];[.$M16];[.$P16];[.$S16])" office:value-type="float"/>
          <table:table-cell table:formula="of:=MEDIAN([.$B16];[.$E16];[.$H16];[.$K16];[.$N16];[.$Q16])" office:value-type="float"/>
          <table:table-cell table:formula="of:=MEDIAN([.$C16];[.$F16];[.$I16];[.$L16];[.$O16];[.$R16])" office:value-type="float"/>
          <table:table-cell table:formula="of:=MEDIAN([.$D16];[.$G16];[.$J16];[.$M16];[.$P16];[.$S16])" office:value-type="float"/>
          <table:table-cell table:formula="of:=MAX([.$B16];[.$E16];[.$H16];[.$K16];[.$N16];[.$Q16])" office:value-type="float"/>
          <table:table-cell table:formula="of:=MAX([.$C16];[.$F16];[.$I16];[.$L16];[.$O16];[.$R16])" office:value-type="float"/>
          <table:table-cell table:formula="of:=MAX([.$D16];[.$G16];[.$J16];[.$M16];[.$P16];[.$S16])" office:value-type="float"/>
        </table:table-row>
        <table:table-row table:style-name="ro1">
          <table:table-cell office:value-type="string">
            <text:p>converted/convertedx19_y9_n171_r5_s60_ps3_pr60_u60_o5_N015.lp</text:p>
          </table:table-cell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table:formula="of:=MIN([.$B17];[.$E17];[.$H17];[.$K17];[.$N17];[.$Q17])" office:value-type="float"/>
          <table:table-cell table:formula="of:=MIN([.$C17];[.$F17];[.$I17];[.$L17];[.$O17];[.$R17])" office:value-type="float"/>
          <table:table-cell table:formula="of:=MIN([.$D17];[.$G17];[.$J17];[.$M17];[.$P17];[.$S17])" office:value-type="float"/>
          <table:table-cell table:formula="of:=MEDIAN([.$B17];[.$E17];[.$H17];[.$K17];[.$N17];[.$Q17])" office:value-type="float"/>
          <table:table-cell table:formula="of:=MEDIAN([.$C17];[.$F17];[.$I17];[.$L17];[.$O17];[.$R17])" office:value-type="float"/>
          <table:table-cell table:formula="of:=MEDIAN([.$D17];[.$G17];[.$J17];[.$M17];[.$P17];[.$S17])" office:value-type="float"/>
          <table:table-cell table:formula="of:=MAX([.$B17];[.$E17];[.$H17];[.$K17];[.$N17];[.$Q17])" office:value-type="float"/>
          <table:table-cell table:formula="of:=MAX([.$C17];[.$F17];[.$I17];[.$L17];[.$O17];[.$R17])" office:value-type="float"/>
          <table:table-cell table:formula="of:=MAX([.$D17];[.$G17];[.$J17];[.$M17];[.$P17];[.$S17])" office:value-type="float"/>
        </table:table-row>
        <table:table-row table:style-name="ro1">
          <table:table-cell office:value-type="string">
            <text:p>converted/convertedx19_y9_n171_r5_s60_ps3_pr60_u60_o5_N016.lp</text:p>
          </table:table-cell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table:formula="of:=MIN([.$B18];[.$E18];[.$H18];[.$K18];[.$N18];[.$Q18])" office:value-type="float"/>
          <table:table-cell table:formula="of:=MIN([.$C18];[.$F18];[.$I18];[.$L18];[.$O18];[.$R18])" office:value-type="float"/>
          <table:table-cell table:formula="of:=MIN([.$D18];[.$G18];[.$J18];[.$M18];[.$P18];[.$S18])" office:value-type="float"/>
          <table:table-cell table:formula="of:=MEDIAN([.$B18];[.$E18];[.$H18];[.$K18];[.$N18];[.$Q18])" office:value-type="float"/>
          <table:table-cell table:formula="of:=MEDIAN([.$C18];[.$F18];[.$I18];[.$L18];[.$O18];[.$R18])" office:value-type="float"/>
          <table:table-cell table:formula="of:=MEDIAN([.$D18];[.$G18];[.$J18];[.$M18];[.$P18];[.$S18])" office:value-type="float"/>
          <table:table-cell table:formula="of:=MAX([.$B18];[.$E18];[.$H18];[.$K18];[.$N18];[.$Q18])" office:value-type="float"/>
          <table:table-cell table:formula="of:=MAX([.$C18];[.$F18];[.$I18];[.$L18];[.$O18];[.$R18])" office:value-type="float"/>
          <table:table-cell table:formula="of:=MAX([.$D18];[.$G18];[.$J18];[.$M18];[.$P18];[.$S18])" office:value-type="float"/>
        </table:table-row>
        <table:table-row table:style-name="ro1">
          <table:table-cell office:value-type="string">
            <text:p>converted/convertedx19_y9_n171_r5_s60_ps3_pr60_u60_o5_N017.lp</text:p>
          </table:table-cell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table:formula="of:=MIN([.$B19];[.$E19];[.$H19];[.$K19];[.$N19];[.$Q19])" office:value-type="float"/>
          <table:table-cell table:formula="of:=MIN([.$C19];[.$F19];[.$I19];[.$L19];[.$O19];[.$R19])" office:value-type="float"/>
          <table:table-cell table:formula="of:=MIN([.$D19];[.$G19];[.$J19];[.$M19];[.$P19];[.$S19])" office:value-type="float"/>
          <table:table-cell table:formula="of:=MEDIAN([.$B19];[.$E19];[.$H19];[.$K19];[.$N19];[.$Q19])" office:value-type="float"/>
          <table:table-cell table:formula="of:=MEDIAN([.$C19];[.$F19];[.$I19];[.$L19];[.$O19];[.$R19])" office:value-type="float"/>
          <table:table-cell table:formula="of:=MEDIAN([.$D19];[.$G19];[.$J19];[.$M19];[.$P19];[.$S19])" office:value-type="float"/>
          <table:table-cell table:formula="of:=MAX([.$B19];[.$E19];[.$H19];[.$K19];[.$N19];[.$Q19])" office:value-type="float"/>
          <table:table-cell table:formula="of:=MAX([.$C19];[.$F19];[.$I19];[.$L19];[.$O19];[.$R19])" office:value-type="float"/>
          <table:table-cell table:formula="of:=MAX([.$D19];[.$G19];[.$J19];[.$M19];[.$P19];[.$S19])" office:value-type="float"/>
        </table:table-row>
        <table:table-row table:style-name="ro1">
          <table:table-cell office:value-type="string">
            <text:p>converted/convertedx19_y9_n171_r5_s60_ps3_pr60_u60_o5_N018.lp</text:p>
          </table:table-cell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7"/>
          <table:table-cell office:value-type="float" office:value="0.0"/>
          <table:table-cell office:value-type="float" office:value="1.0"/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table:formula="of:=MIN([.$B20];[.$E20];[.$H20];[.$K20];[.$N20];[.$Q20])" office:value-type="float"/>
          <table:table-cell table:formula="of:=MIN([.$C20];[.$F20];[.$I20];[.$L20];[.$O20];[.$R20])" office:value-type="float"/>
          <table:table-cell table:formula="of:=MIN([.$D20];[.$G20];[.$J20];[.$M20];[.$P20];[.$S20])" office:value-type="float"/>
          <table:table-cell table:formula="of:=MEDIAN([.$B20];[.$E20];[.$H20];[.$K20];[.$N20];[.$Q20])" office:value-type="float"/>
          <table:table-cell table:formula="of:=MEDIAN([.$C20];[.$F20];[.$I20];[.$L20];[.$O20];[.$R20])" office:value-type="float"/>
          <table:table-cell table:formula="of:=MEDIAN([.$D20];[.$G20];[.$J20];[.$M20];[.$P20];[.$S20])" office:value-type="float"/>
          <table:table-cell table:formula="of:=MAX([.$B20];[.$E20];[.$H20];[.$K20];[.$N20];[.$Q20])" office:value-type="float"/>
          <table:table-cell table:formula="of:=MAX([.$C20];[.$F20];[.$I20];[.$L20];[.$O20];[.$R20])" office:value-type="float"/>
          <table:table-cell table:formula="of:=MAX([.$D20];[.$G20];[.$J20];[.$M20];[.$P20];[.$S20])" office:value-type="float"/>
        </table:table-row>
        <table:table-row table:style-name="ro1">
          <table:table-cell office:value-type="string">
            <text:p>converted/convertedx19_y9_n171_r5_s60_ps3_pr60_u60_o5_N019.lp</text:p>
          </table:table-cell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table:formula="of:=MIN([.$B21];[.$E21];[.$H21];[.$K21];[.$N21];[.$Q21])" office:value-type="float"/>
          <table:table-cell table:formula="of:=MIN([.$C21];[.$F21];[.$I21];[.$L21];[.$O21];[.$R21])" office:value-type="float"/>
          <table:table-cell table:formula="of:=MIN([.$D21];[.$G21];[.$J21];[.$M21];[.$P21];[.$S21])" office:value-type="float"/>
          <table:table-cell table:formula="of:=MEDIAN([.$B21];[.$E21];[.$H21];[.$K21];[.$N21];[.$Q21])" office:value-type="float"/>
          <table:table-cell table:formula="of:=MEDIAN([.$C21];[.$F21];[.$I21];[.$L21];[.$O21];[.$R21])" office:value-type="float"/>
          <table:table-cell table:formula="of:=MEDIAN([.$D21];[.$G21];[.$J21];[.$M21];[.$P21];[.$S21])" office:value-type="float"/>
          <table:table-cell table:formula="of:=MAX([.$B21];[.$E21];[.$H21];[.$K21];[.$N21];[.$Q21])" office:value-type="float"/>
          <table:table-cell table:formula="of:=MAX([.$C21];[.$F21];[.$I21];[.$L21];[.$O21];[.$R21])" office:value-type="float"/>
          <table:table-cell table:formula="of:=MAX([.$D21];[.$G21];[.$J21];[.$M21];[.$P21];[.$S21])" office:value-type="float"/>
        </table:table-row>
        <table:table-row table:style-name="ro1">
          <table:table-cell office:value-type="string">
            <text:p>converted/convertedx19_y9_n171_r5_s60_ps3_pr60_u60_o5_N020.lp</text:p>
          </table:table-cell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table:formula="of:=MIN([.$B22];[.$E22];[.$H22];[.$K22];[.$N22];[.$Q22])" office:value-type="float"/>
          <table:table-cell table:formula="of:=MIN([.$C22];[.$F22];[.$I22];[.$L22];[.$O22];[.$R22])" office:value-type="float"/>
          <table:table-cell table:formula="of:=MIN([.$D22];[.$G22];[.$J22];[.$M22];[.$P22];[.$S22])" office:value-type="float"/>
          <table:table-cell table:formula="of:=MEDIAN([.$B22];[.$E22];[.$H22];[.$K22];[.$N22];[.$Q22])" office:value-type="float"/>
          <table:table-cell table:formula="of:=MEDIAN([.$C22];[.$F22];[.$I22];[.$L22];[.$O22];[.$R22])" office:value-type="float"/>
          <table:table-cell table:formula="of:=MEDIAN([.$D22];[.$G22];[.$J22];[.$M22];[.$P22];[.$S22])" office:value-type="float"/>
          <table:table-cell table:formula="of:=MAX([.$B22];[.$E22];[.$H22];[.$K22];[.$N22];[.$Q22])" office:value-type="float"/>
          <table:table-cell table:formula="of:=MAX([.$C22];[.$F22];[.$I22];[.$L22];[.$O22];[.$R22])" office:value-type="float"/>
          <table:table-cell table:formula="of:=MAX([.$D22];[.$G22];[.$J22];[.$M22];[.$P22];[.$S22])" office:value-type="float"/>
        </table:table-row>
        <table:table-row table:style-name="ro1">
          <table:table-cell office:value-type="string">
            <text:p>converted/convertedx19_y9_n171_r5_s60_ps3_pr60_u60_o5_N021.lp</text:p>
          </table:table-cell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table:formula="of:=MIN([.$B23];[.$E23];[.$H23];[.$K23];[.$N23];[.$Q23])" office:value-type="float"/>
          <table:table-cell table:formula="of:=MIN([.$C23];[.$F23];[.$I23];[.$L23];[.$O23];[.$R23])" office:value-type="float"/>
          <table:table-cell table:formula="of:=MIN([.$D23];[.$G23];[.$J23];[.$M23];[.$P23];[.$S23])" office:value-type="float"/>
          <table:table-cell table:formula="of:=MEDIAN([.$B23];[.$E23];[.$H23];[.$K23];[.$N23];[.$Q23])" office:value-type="float"/>
          <table:table-cell table:formula="of:=MEDIAN([.$C23];[.$F23];[.$I23];[.$L23];[.$O23];[.$R23])" office:value-type="float"/>
          <table:table-cell table:formula="of:=MEDIAN([.$D23];[.$G23];[.$J23];[.$M23];[.$P23];[.$S23])" office:value-type="float"/>
          <table:table-cell table:formula="of:=MAX([.$B23];[.$E23];[.$H23];[.$K23];[.$N23];[.$Q23])" office:value-type="float"/>
          <table:table-cell table:formula="of:=MAX([.$C23];[.$F23];[.$I23];[.$L23];[.$O23];[.$R23])" office:value-type="float"/>
          <table:table-cell table:formula="of:=MAX([.$D23];[.$G23];[.$J23];[.$M23];[.$P23];[.$S23])" office:value-type="float"/>
        </table:table-row>
        <table:table-row table:style-name="ro1">
          <table:table-cell office:value-type="string">
            <text:p>converted/convertedx19_y9_n171_r5_s60_ps3_pr60_u60_o5_N022.lp</text:p>
          </table:table-cell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table:formula="of:=MIN([.$B24];[.$E24];[.$H24];[.$K24];[.$N24];[.$Q24])" office:value-type="float"/>
          <table:table-cell table:formula="of:=MIN([.$C24];[.$F24];[.$I24];[.$L24];[.$O24];[.$R24])" office:value-type="float"/>
          <table:table-cell table:formula="of:=MIN([.$D24];[.$G24];[.$J24];[.$M24];[.$P24];[.$S24])" office:value-type="float"/>
          <table:table-cell table:formula="of:=MEDIAN([.$B24];[.$E24];[.$H24];[.$K24];[.$N24];[.$Q24])" office:value-type="float"/>
          <table:table-cell table:formula="of:=MEDIAN([.$C24];[.$F24];[.$I24];[.$L24];[.$O24];[.$R24])" office:value-type="float"/>
          <table:table-cell table:formula="of:=MEDIAN([.$D24];[.$G24];[.$J24];[.$M24];[.$P24];[.$S24])" office:value-type="float"/>
          <table:table-cell table:formula="of:=MAX([.$B24];[.$E24];[.$H24];[.$K24];[.$N24];[.$Q24])" office:value-type="float"/>
          <table:table-cell table:formula="of:=MAX([.$C24];[.$F24];[.$I24];[.$L24];[.$O24];[.$R24])" office:value-type="float"/>
          <table:table-cell table:formula="of:=MAX([.$D24];[.$G24];[.$J24];[.$M24];[.$P24];[.$S24])" office:value-type="float"/>
        </table:table-row>
        <table:table-row table:style-name="ro1">
          <table:table-cell office:value-type="string">
            <text:p>converted/convertedx19_y9_n171_r5_s60_ps3_pr60_u60_o5_N023.lp</text:p>
          </table:table-cell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table:formula="of:=MIN([.$B25];[.$E25];[.$H25];[.$K25];[.$N25];[.$Q25])" office:value-type="float"/>
          <table:table-cell table:formula="of:=MIN([.$C25];[.$F25];[.$I25];[.$L25];[.$O25];[.$R25])" office:value-type="float"/>
          <table:table-cell table:formula="of:=MIN([.$D25];[.$G25];[.$J25];[.$M25];[.$P25];[.$S25])" office:value-type="float"/>
          <table:table-cell table:formula="of:=MEDIAN([.$B25];[.$E25];[.$H25];[.$K25];[.$N25];[.$Q25])" office:value-type="float"/>
          <table:table-cell table:formula="of:=MEDIAN([.$C25];[.$F25];[.$I25];[.$L25];[.$O25];[.$R25])" office:value-type="float"/>
          <table:table-cell table:formula="of:=MEDIAN([.$D25];[.$G25];[.$J25];[.$M25];[.$P25];[.$S25])" office:value-type="float"/>
          <table:table-cell table:formula="of:=MAX([.$B25];[.$E25];[.$H25];[.$K25];[.$N25];[.$Q25])" office:value-type="float"/>
          <table:table-cell table:formula="of:=MAX([.$C25];[.$F25];[.$I25];[.$L25];[.$O25];[.$R25])" office:value-type="float"/>
          <table:table-cell table:formula="of:=MAX([.$D25];[.$G25];[.$J25];[.$M25];[.$P25];[.$S25])" office:value-type="float"/>
        </table:table-row>
        <table:table-row table:style-name="ro1">
          <table:table-cell office:value-type="string">
            <text:p>converted/convertedx19_y9_n171_r5_s60_ps3_pr60_u60_o5_N024.lp</text:p>
          </table:table-cell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9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table:formula="of:=MIN([.$B26];[.$E26];[.$H26];[.$K26];[.$N26];[.$Q26])" office:value-type="float"/>
          <table:table-cell table:formula="of:=MIN([.$C26];[.$F26];[.$I26];[.$L26];[.$O26];[.$R26])" office:value-type="float"/>
          <table:table-cell table:formula="of:=MIN([.$D26];[.$G26];[.$J26];[.$M26];[.$P26];[.$S26])" office:value-type="float"/>
          <table:table-cell table:formula="of:=MEDIAN([.$B26];[.$E26];[.$H26];[.$K26];[.$N26];[.$Q26])" office:value-type="float"/>
          <table:table-cell table:formula="of:=MEDIAN([.$C26];[.$F26];[.$I26];[.$L26];[.$O26];[.$R26])" office:value-type="float"/>
          <table:table-cell table:formula="of:=MEDIAN([.$D26];[.$G26];[.$J26];[.$M26];[.$P26];[.$S26])" office:value-type="float"/>
          <table:table-cell table:formula="of:=MAX([.$B26];[.$E26];[.$H26];[.$K26];[.$N26];[.$Q26])" office:value-type="float"/>
          <table:table-cell table:formula="of:=MAX([.$C26];[.$F26];[.$I26];[.$L26];[.$O26];[.$R26])" office:value-type="float"/>
          <table:table-cell table:formula="of:=MAX([.$D26];[.$G26];[.$J26];[.$M26];[.$P26];[.$S26])" office:value-type="float"/>
        </table:table-row>
        <table:table-row table:style-name="ro1">
          <table:table-cell office:value-type="string">
            <text:p>converted/convertedx19_y9_n171_r5_s60_ps3_pr60_u60_o5_N025.lp</text:p>
          </table:table-cell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9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table:formula="of:=MIN([.$B27];[.$E27];[.$H27];[.$K27];[.$N27];[.$Q27])" office:value-type="float"/>
          <table:table-cell table:formula="of:=MIN([.$C27];[.$F27];[.$I27];[.$L27];[.$O27];[.$R27])" office:value-type="float"/>
          <table:table-cell table:formula="of:=MIN([.$D27];[.$G27];[.$J27];[.$M27];[.$P27];[.$S27])" office:value-type="float"/>
          <table:table-cell table:formula="of:=MEDIAN([.$B27];[.$E27];[.$H27];[.$K27];[.$N27];[.$Q27])" office:value-type="float"/>
          <table:table-cell table:formula="of:=MEDIAN([.$C27];[.$F27];[.$I27];[.$L27];[.$O27];[.$R27])" office:value-type="float"/>
          <table:table-cell table:formula="of:=MEDIAN([.$D27];[.$G27];[.$J27];[.$M27];[.$P27];[.$S27])" office:value-type="float"/>
          <table:table-cell table:formula="of:=MAX([.$B27];[.$E27];[.$H27];[.$K27];[.$N27];[.$Q27])" office:value-type="float"/>
          <table:table-cell table:formula="of:=MAX([.$C27];[.$F27];[.$I27];[.$L27];[.$O27];[.$R27])" office:value-type="float"/>
          <table:table-cell table:formula="of:=MAX([.$D27];[.$G27];[.$J27];[.$M27];[.$P27];[.$S27])" office:value-type="float"/>
        </table:table-row>
        <table:table-row table:style-name="ro1">
          <table:table-cell office:value-type="string">
            <text:p>converted/convertedx19_y9_n171_r5_s60_ps3_pr60_u60_o5_N026.lp</text:p>
          </table:table-cell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table:formula="of:=MIN([.$B28];[.$E28];[.$H28];[.$K28];[.$N28];[.$Q28])" office:value-type="float"/>
          <table:table-cell table:formula="of:=MIN([.$C28];[.$F28];[.$I28];[.$L28];[.$O28];[.$R28])" office:value-type="float"/>
          <table:table-cell table:formula="of:=MIN([.$D28];[.$G28];[.$J28];[.$M28];[.$P28];[.$S28])" office:value-type="float"/>
          <table:table-cell table:formula="of:=MEDIAN([.$B28];[.$E28];[.$H28];[.$K28];[.$N28];[.$Q28])" office:value-type="float"/>
          <table:table-cell table:formula="of:=MEDIAN([.$C28];[.$F28];[.$I28];[.$L28];[.$O28];[.$R28])" office:value-type="float"/>
          <table:table-cell table:formula="of:=MEDIAN([.$D28];[.$G28];[.$J28];[.$M28];[.$P28];[.$S28])" office:value-type="float"/>
          <table:table-cell table:formula="of:=MAX([.$B28];[.$E28];[.$H28];[.$K28];[.$N28];[.$Q28])" office:value-type="float"/>
          <table:table-cell table:formula="of:=MAX([.$C28];[.$F28];[.$I28];[.$L28];[.$O28];[.$R28])" office:value-type="float"/>
          <table:table-cell table:formula="of:=MAX([.$D28];[.$G28];[.$J28];[.$M28];[.$P28];[.$S28])" office:value-type="float"/>
        </table:table-row>
        <table:table-row table:style-name="ro1">
          <table:table-cell office:value-type="string">
            <text:p>converted/convertedx19_y9_n171_r5_s60_ps3_pr60_u60_o5_N027.lp</text:p>
          </table:table-cell>
          <table:table-cell office:value-type="float" office:value="0.27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table:formula="of:=MIN([.$B29];[.$E29];[.$H29];[.$K29];[.$N29];[.$Q29])" office:value-type="float"/>
          <table:table-cell table:formula="of:=MIN([.$C29];[.$F29];[.$I29];[.$L29];[.$O29];[.$R29])" office:value-type="float"/>
          <table:table-cell table:formula="of:=MIN([.$D29];[.$G29];[.$J29];[.$M29];[.$P29];[.$S29])" office:value-type="float"/>
          <table:table-cell table:formula="of:=MEDIAN([.$B29];[.$E29];[.$H29];[.$K29];[.$N29];[.$Q29])" office:value-type="float"/>
          <table:table-cell table:formula="of:=MEDIAN([.$C29];[.$F29];[.$I29];[.$L29];[.$O29];[.$R29])" office:value-type="float"/>
          <table:table-cell table:formula="of:=MEDIAN([.$D29];[.$G29];[.$J29];[.$M29];[.$P29];[.$S29])" office:value-type="float"/>
          <table:table-cell table:formula="of:=MAX([.$B29];[.$E29];[.$H29];[.$K29];[.$N29];[.$Q29])" office:value-type="float"/>
          <table:table-cell table:formula="of:=MAX([.$C29];[.$F29];[.$I29];[.$L29];[.$O29];[.$R29])" office:value-type="float"/>
          <table:table-cell table:formula="of:=MAX([.$D29];[.$G29];[.$J29];[.$M29];[.$P29];[.$S29])" office:value-type="float"/>
        </table:table-row>
        <table:table-row table:style-name="ro1">
          <table:table-cell office:value-type="string">
            <text:p>converted/convertedx19_y9_n171_r5_s60_ps3_pr60_u60_o5_N028.lp</text:p>
          </table:table-cell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table:formula="of:=MIN([.$B30];[.$E30];[.$H30];[.$K30];[.$N30];[.$Q30])" office:value-type="float"/>
          <table:table-cell table:formula="of:=MIN([.$C30];[.$F30];[.$I30];[.$L30];[.$O30];[.$R30])" office:value-type="float"/>
          <table:table-cell table:formula="of:=MIN([.$D30];[.$G30];[.$J30];[.$M30];[.$P30];[.$S30])" office:value-type="float"/>
          <table:table-cell table:formula="of:=MEDIAN([.$B30];[.$E30];[.$H30];[.$K30];[.$N30];[.$Q30])" office:value-type="float"/>
          <table:table-cell table:formula="of:=MEDIAN([.$C30];[.$F30];[.$I30];[.$L30];[.$O30];[.$R30])" office:value-type="float"/>
          <table:table-cell table:formula="of:=MEDIAN([.$D30];[.$G30];[.$J30];[.$M30];[.$P30];[.$S30])" office:value-type="float"/>
          <table:table-cell table:formula="of:=MAX([.$B30];[.$E30];[.$H30];[.$K30];[.$N30];[.$Q30])" office:value-type="float"/>
          <table:table-cell table:formula="of:=MAX([.$C30];[.$F30];[.$I30];[.$L30];[.$O30];[.$R30])" office:value-type="float"/>
          <table:table-cell table:formula="of:=MAX([.$D30];[.$G30];[.$J30];[.$M30];[.$P30];[.$S30])" office:value-type="float"/>
        </table:table-row>
        <table:table-row table:style-name="ro1">
          <table:table-cell office:value-type="string">
            <text:p>converted/convertedx19_y9_n171_r5_s60_ps3_pr60_u60_o5_N029.lp</text:p>
          </table:table-cell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29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table:formula="of:=MIN([.$B31];[.$E31];[.$H31];[.$K31];[.$N31];[.$Q31])" office:value-type="float"/>
          <table:table-cell table:formula="of:=MIN([.$C31];[.$F31];[.$I31];[.$L31];[.$O31];[.$R31])" office:value-type="float"/>
          <table:table-cell table:formula="of:=MIN([.$D31];[.$G31];[.$J31];[.$M31];[.$P31];[.$S31])" office:value-type="float"/>
          <table:table-cell table:formula="of:=MEDIAN([.$B31];[.$E31];[.$H31];[.$K31];[.$N31];[.$Q31])" office:value-type="float"/>
          <table:table-cell table:formula="of:=MEDIAN([.$C31];[.$F31];[.$I31];[.$L31];[.$O31];[.$R31])" office:value-type="float"/>
          <table:table-cell table:formula="of:=MEDIAN([.$D31];[.$G31];[.$J31];[.$M31];[.$P31];[.$S31])" office:value-type="float"/>
          <table:table-cell table:formula="of:=MAX([.$B31];[.$E31];[.$H31];[.$K31];[.$N31];[.$Q31])" office:value-type="float"/>
          <table:table-cell table:formula="of:=MAX([.$C31];[.$F31];[.$I31];[.$L31];[.$O31];[.$R31])" office:value-type="float"/>
          <table:table-cell table:formula="of:=MAX([.$D31];[.$G31];[.$J31];[.$M31];[.$P31];[.$S31])" office:value-type="float"/>
        </table:table-row>
        <table:table-row table:style-name="ro1">
          <table:table-cell office:value-type="string">
            <text:p>converted/convertedx19_y9_n171_r5_s60_ps3_pr60_u60_o5_N030.lp</text:p>
          </table:table-cell>
          <table:table-cell office:value-type="float" office:value="0.26"/>
          <table:table-cell office:value-type="float" office:value="0.0"/>
          <table:table-cell office:value-type="float" office:value="1.0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27"/>
          <table:table-cell office:value-type="float" office:value="0.0"/>
          <table:table-cell office:value-type="float" office:value="1.0"/>
          <table:table-cell office:value-type="float" office:value="0.25"/>
          <table:table-cell office:value-type="float" office:value="0.0"/>
          <table:table-cell office:value-type="float" office:value="1.0"/>
          <table:table-cell table:formula="of:=MIN([.$B32];[.$E32];[.$H32];[.$K32];[.$N32];[.$Q32])" office:value-type="float"/>
          <table:table-cell table:formula="of:=MIN([.$C32];[.$F32];[.$I32];[.$L32];[.$O32];[.$R32])" office:value-type="float"/>
          <table:table-cell table:formula="of:=MIN([.$D32];[.$G32];[.$J32];[.$M32];[.$P32];[.$S32])" office:value-type="float"/>
          <table:table-cell table:formula="of:=MEDIAN([.$B32];[.$E32];[.$H32];[.$K32];[.$N32];[.$Q32])" office:value-type="float"/>
          <table:table-cell table:formula="of:=MEDIAN([.$C32];[.$F32];[.$I32];[.$L32];[.$O32];[.$R32])" office:value-type="float"/>
          <table:table-cell table:formula="of:=MEDIAN([.$D32];[.$G32];[.$J32];[.$M32];[.$P32];[.$S32])" office:value-type="float"/>
          <table:table-cell table:formula="of:=MAX([.$B32];[.$E32];[.$H32];[.$K32];[.$N32];[.$Q32])" office:value-type="float"/>
          <table:table-cell table:formula="of:=MAX([.$C32];[.$F32];[.$I32];[.$L32];[.$O32];[.$R32])" office:value-type="float"/>
          <table:table-cell table:formula="of:=MAX([.$D32];[.$G32];[.$J32];[.$M32];[.$P32];[.$S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formula="of:=SUM([.J3:.J32])" office:value-type="float"/>
          <table:table-cell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formula="of:=SUM([.O3:.O32])" office:value-type="float"/>
          <table:table-cell table:formula="of:=SUM([.P3:.P32])" office:value-type="float"/>
          <table:table-cell table:formula="of:=SUM([.Q3:.Q32])" office:value-type="float"/>
          <table:table-cell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formula="of:=SUM([.AB3:.AB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formula="of:=AVERAGE([.J3:.J32])" office:value-type="float"/>
          <table:table-cell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formula="of:=AVERAGE([.O3:.O32])" office:value-type="float"/>
          <table:table-cell table:formula="of:=AVERAGE([.P3:.P32])" office:value-type="float"/>
          <table:table-cell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formula="of:=AVERAGE([.AB3:.AB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formula="of:=STDEV([.J3:.J32])" office:value-type="float"/>
          <table:table-cell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formula="of:=STDEV([.N3:.N32])" office:value-type="float"/>
          <table:table-cell table:formula="of:=STDEV([.O3:.O32])" office:value-type="float"/>
          <table:table-cell table:formula="of:=STDEV([.P3:.P32])" office:value-type="float"/>
          <table:table-cell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T3:.$T32])^2)^0.5" office:value-type="float"/>
          <table:table-cell table:number-matrix-columns-spanned="1" table:number-matrix-rows-spanned="1" table:formula="of:=SUM(([.C3:.C32]-[.$U3:.$U32])^2)^0.5" office:value-type="float"/>
          <table:table-cell table:number-matrix-columns-spanned="1" table:number-matrix-rows-spanned="1" table:formula="of:=SUM(([.D3:.D32]-[.$V3:.$V32])^2)^0.5" office:value-type="float"/>
          <table:table-cell table:number-matrix-columns-spanned="1" table:number-matrix-rows-spanned="1" table:formula="of:=SUM(([.E3:.E32]-[.$T3:.$T32])^2)^0.5" office:value-type="float"/>
          <table:table-cell table:number-matrix-columns-spanned="1" table:number-matrix-rows-spanned="1" table:formula="of:=SUM(([.F3:.F32]-[.$U3:.$U32])^2)^0.5" office:value-type="float"/>
          <table:table-cell table:number-matrix-columns-spanned="1" table:number-matrix-rows-spanned="1" table:formula="of:=SUM(([.G3:.G32]-[.$V3:.$V32])^2)^0.5" office:value-type="float"/>
          <table:table-cell table:number-matrix-columns-spanned="1" table:number-matrix-rows-spanned="1" table:formula="of:=SUM(([.H3:.H32]-[.$T3:.$T32])^2)^0.5" office:value-type="float"/>
          <table:table-cell table:number-matrix-columns-spanned="1" table:number-matrix-rows-spanned="1" table:formula="of:=SUM(([.I3:.I32]-[.$U3:.$U32])^2)^0.5" office:value-type="float"/>
          <table:table-cell table:number-matrix-columns-spanned="1" table:number-matrix-rows-spanned="1" table:formula="of:=SUM(([.J3:.J32]-[.$V3:.$V32])^2)^0.5" office:value-type="float"/>
          <table:table-cell table:number-matrix-columns-spanned="1" table:number-matrix-rows-spanned="1" table:formula="of:=SUM(([.K3:.K32]-[.$T3:.$T32])^2)^0.5" office:value-type="float"/>
          <table:table-cell table:number-matrix-columns-spanned="1" table:number-matrix-rows-spanned="1" table:formula="of:=SUM(([.L3:.L32]-[.$U3:.$U32])^2)^0.5" office:value-type="float"/>
          <table:table-cell table:number-matrix-columns-spanned="1" table:number-matrix-rows-spanned="1" table:formula="of:=SUM(([.M3:.M32]-[.$V3:.$V32])^2)^0.5" office:value-type="float"/>
          <table:table-cell table:number-matrix-columns-spanned="1" table:number-matrix-rows-spanned="1" table:formula="of:=SUM(([.N3:.N32]-[.$T3:.$T32])^2)^0.5" office:value-type="float"/>
          <table:table-cell table:number-matrix-columns-spanned="1" table:number-matrix-rows-spanned="1" table:formula="of:=SUM(([.O3:.O32]-[.$U3:.$U32])^2)^0.5" office:value-type="float"/>
          <table:table-cell table:number-matrix-columns-spanned="1" table:number-matrix-rows-spanned="1" table:formula="of:=SUM(([.P3:.P32]-[.$V3:.$V32])^2)^0.5" office:value-type="float"/>
          <table:table-cell table:number-matrix-columns-spanned="1" table:number-matrix-rows-spanned="1" table:formula="of:=SUM(([.Q3:.Q32]-[.$T3:.$T32])^2)^0.5" office:value-type="float"/>
          <table:table-cell table:number-matrix-columns-spanned="1" table:number-matrix-rows-spanned="1" table:formula="of:=SUM(([.R3:.R32]-[.$U3:.$U32])^2)^0.5" office:value-type="float"/>
          <table:table-cell table:number-matrix-columns-spanned="1" table:number-matrix-rows-spanned="1" table:formula="of:=SUM(([.S3:.S32]-[.$V3:.$V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T3:.$T32])" office:value-type="float"/>
          <table:table-cell table:number-matrix-columns-spanned="1" table:number-matrix-rows-spanned="1" table:formula="of:=SUM([.C3:.C32]=[.$U3:.$U32])" office:value-type="float"/>
          <table:table-cell table:number-matrix-columns-spanned="1" table:number-matrix-rows-spanned="1" table:formula="of:=SUM([.D3:.D32]=[.$V3:.$V32])" office:value-type="float"/>
          <table:table-cell table:number-matrix-columns-spanned="1" table:number-matrix-rows-spanned="1" table:formula="of:=SUM([.E3:.E32]=[.$T3:.$T32])" office:value-type="float"/>
          <table:table-cell table:number-matrix-columns-spanned="1" table:number-matrix-rows-spanned="1" table:formula="of:=SUM([.F3:.F32]=[.$U3:.$U32])" office:value-type="float"/>
          <table:table-cell table:number-matrix-columns-spanned="1" table:number-matrix-rows-spanned="1" table:formula="of:=SUM([.G3:.G32]=[.$V3:.$V32])" office:value-type="float"/>
          <table:table-cell table:style-name="cellWorst" table:number-matrix-columns-spanned="1" table:number-matrix-rows-spanned="1" table:formula="of:=SUM([.H3:.H32]=[.$T3:.$T32])" office:value-type="float"/>
          <table:table-cell table:number-matrix-columns-spanned="1" table:number-matrix-rows-spanned="1" table:formula="of:=SUM([.I3:.I32]=[.$U3:.$U32])" office:value-type="float"/>
          <table:table-cell table:number-matrix-columns-spanned="1" table:number-matrix-rows-spanned="1" table:formula="of:=SUM([.J3:.J32]=[.$V3:.$V32])" office:value-type="float"/>
          <table:table-cell table:number-matrix-columns-spanned="1" table:number-matrix-rows-spanned="1" table:formula="of:=SUM([.K3:.K32]=[.$T3:.$T32])" office:value-type="float"/>
          <table:table-cell table:number-matrix-columns-spanned="1" table:number-matrix-rows-spanned="1" table:formula="of:=SUM([.L3:.L32]=[.$U3:.$U32])" office:value-type="float"/>
          <table:table-cell table:number-matrix-columns-spanned="1" table:number-matrix-rows-spanned="1" table:formula="of:=SUM([.M3:.M32]=[.$V3:.$V32])" office:value-type="float"/>
          <table:table-cell table:number-matrix-columns-spanned="1" table:number-matrix-rows-spanned="1" table:formula="of:=SUM([.N3:.N32]=[.$T3:.$T32])" office:value-type="float"/>
          <table:table-cell table:number-matrix-columns-spanned="1" table:number-matrix-rows-spanned="1" table:formula="of:=SUM([.O3:.O32]=[.$U3:.$U32])" office:value-type="float"/>
          <table:table-cell table:number-matrix-columns-spanned="1" table:number-matrix-rows-spanned="1" table:formula="of:=SUM([.P3:.P32]=[.$V3:.$V32])" office:value-type="float"/>
          <table:table-cell table:style-name="cellBest" table:number-matrix-columns-spanned="1" table:number-matrix-rows-spanned="1" table:formula="of:=SUM([.Q3:.Q32]=[.$T3:.$T32])" office:value-type="float"/>
          <table:table-cell table:number-matrix-columns-spanned="1" table:number-matrix-rows-spanned="1" table:formula="of:=SUM([.R3:.R32]=[.$U3:.$U32])" office:value-type="float"/>
          <table:table-cell table:number-matrix-columns-spanned="1" table:number-matrix-rows-spanned="1" table:formula="of:=SUM([.S3:.S32]=[.$V3:.$V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W3:.$W32])" office:value-type="float"/>
          <table:table-cell table:number-matrix-columns-spanned="1" table:number-matrix-rows-spanned="1" table:formula="of:=SUM([.C3:.C32]&lt;[.$X3:.$X32])" office:value-type="float"/>
          <table:table-cell table:number-matrix-columns-spanned="1" table:number-matrix-rows-spanned="1" table:formula="of:=SUM([.D3:.D32]&lt;[.$Y3:.$Y32])" office:value-type="float"/>
          <table:table-cell table:number-matrix-columns-spanned="1" table:number-matrix-rows-spanned="1" table:formula="of:=SUM([.E3:.E32]&lt;[.$W3:.$W32])" office:value-type="float"/>
          <table:table-cell table:number-matrix-columns-spanned="1" table:number-matrix-rows-spanned="1" table:formula="of:=SUM([.F3:.F32]&lt;[.$X3:.$X32])" office:value-type="float"/>
          <table:table-cell table:number-matrix-columns-spanned="1" table:number-matrix-rows-spanned="1" table:formula="of:=SUM([.G3:.G32]&lt;[.$Y3:.$Y32])" office:value-type="float"/>
          <table:table-cell table:style-name="cellWorst" table:number-matrix-columns-spanned="1" table:number-matrix-rows-spanned="1" table:formula="of:=SUM([.H3:.H32]&lt;[.$W3:.$W32])" office:value-type="float"/>
          <table:table-cell table:number-matrix-columns-spanned="1" table:number-matrix-rows-spanned="1" table:formula="of:=SUM([.I3:.I32]&lt;[.$X3:.$X32])" office:value-type="float"/>
          <table:table-cell table:number-matrix-columns-spanned="1" table:number-matrix-rows-spanned="1" table:formula="of:=SUM([.J3:.J32]&lt;[.$Y3:.$Y32])" office:value-type="float"/>
          <table:table-cell table:number-matrix-columns-spanned="1" table:number-matrix-rows-spanned="1" table:formula="of:=SUM([.K3:.K32]&lt;[.$W3:.$W32])" office:value-type="float"/>
          <table:table-cell table:number-matrix-columns-spanned="1" table:number-matrix-rows-spanned="1" table:formula="of:=SUM([.L3:.L32]&lt;[.$X3:.$X32])" office:value-type="float"/>
          <table:table-cell table:number-matrix-columns-spanned="1" table:number-matrix-rows-spanned="1" table:formula="of:=SUM([.M3:.M32]&lt;[.$Y3:.$Y32])" office:value-type="float"/>
          <table:table-cell table:style-name="cellBest" table:number-matrix-columns-spanned="1" table:number-matrix-rows-spanned="1" table:formula="of:=SUM([.N3:.N32]&lt;[.$W3:.$W32])" office:value-type="float"/>
          <table:table-cell table:number-matrix-columns-spanned="1" table:number-matrix-rows-spanned="1" table:formula="of:=SUM([.O3:.O32]&lt;[.$X3:.$X32])" office:value-type="float"/>
          <table:table-cell table:number-matrix-columns-spanned="1" table:number-matrix-rows-spanned="1" table:formula="of:=SUM([.P3:.P32]&lt;[.$Y3:.$Y32])" office:value-type="float"/>
          <table:table-cell table:number-matrix-columns-spanned="1" table:number-matrix-rows-spanned="1" table:formula="of:=SUM([.Q3:.Q32]&lt;[.$W3:.$W32])" office:value-type="float"/>
          <table:table-cell table:number-matrix-columns-spanned="1" table:number-matrix-rows-spanned="1" table:formula="of:=SUM([.R3:.R32]&lt;[.$X3:.$X32])" office:value-type="float"/>
          <table:table-cell table:number-matrix-columns-spanned="1" table:number-matrix-rows-spanned="1" table:formula="of:=SUM([.S3:.S32]&lt;[.$Y3:.$Y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W3:.$W32])" office:value-type="float"/>
          <table:table-cell table:number-matrix-columns-spanned="1" table:number-matrix-rows-spanned="1" table:formula="of:=SUM([.C3:.C32]&gt;[.$X3:.$X32])" office:value-type="float"/>
          <table:table-cell table:number-matrix-columns-spanned="1" table:number-matrix-rows-spanned="1" table:formula="of:=SUM([.D3:.D32]&gt;[.$Y3:.$Y32])" office:value-type="float"/>
          <table:table-cell table:number-matrix-columns-spanned="1" table:number-matrix-rows-spanned="1" table:formula="of:=SUM([.E3:.E32]&gt;[.$W3:.$W32])" office:value-type="float"/>
          <table:table-cell table:number-matrix-columns-spanned="1" table:number-matrix-rows-spanned="1" table:formula="of:=SUM([.F3:.F32]&gt;[.$X3:.$X32])" office:value-type="float"/>
          <table:table-cell table:number-matrix-columns-spanned="1" table:number-matrix-rows-spanned="1" table:formula="of:=SUM([.G3:.G32]&gt;[.$Y3:.$Y32])" office:value-type="float"/>
          <table:table-cell table:style-name="cellWorst" table:number-matrix-columns-spanned="1" table:number-matrix-rows-spanned="1" table:formula="of:=SUM([.H3:.H32]&gt;[.$W3:.$W32])" office:value-type="float"/>
          <table:table-cell table:number-matrix-columns-spanned="1" table:number-matrix-rows-spanned="1" table:formula="of:=SUM([.I3:.I32]&gt;[.$X3:.$X32])" office:value-type="float"/>
          <table:table-cell table:number-matrix-columns-spanned="1" table:number-matrix-rows-spanned="1" table:formula="of:=SUM([.J3:.J32]&gt;[.$Y3:.$Y32])" office:value-type="float"/>
          <table:table-cell table:number-matrix-columns-spanned="1" table:number-matrix-rows-spanned="1" table:formula="of:=SUM([.K3:.K32]&gt;[.$W3:.$W32])" office:value-type="float"/>
          <table:table-cell table:number-matrix-columns-spanned="1" table:number-matrix-rows-spanned="1" table:formula="of:=SUM([.L3:.L32]&gt;[.$X3:.$X32])" office:value-type="float"/>
          <table:table-cell table:number-matrix-columns-spanned="1" table:number-matrix-rows-spanned="1" table:formula="of:=SUM([.M3:.M32]&gt;[.$Y3:.$Y32])" office:value-type="float"/>
          <table:table-cell table:style-name="cellBest" table:number-matrix-columns-spanned="1" table:number-matrix-rows-spanned="1" table:formula="of:=SUM([.N3:.N32]&gt;[.$W3:.$W32])" office:value-type="float"/>
          <table:table-cell table:number-matrix-columns-spanned="1" table:number-matrix-rows-spanned="1" table:formula="of:=SUM([.O3:.O32]&gt;[.$X3:.$X32])" office:value-type="float"/>
          <table:table-cell table:number-matrix-columns-spanned="1" table:number-matrix-rows-spanned="1" table:formula="of:=SUM([.P3:.P32]&gt;[.$Y3:.$Y32])" office:value-type="float"/>
          <table:table-cell table:number-matrix-columns-spanned="1" table:number-matrix-rows-spanned="1" table:formula="of:=SUM([.Q3:.Q32]&gt;[.$W3:.$W32])" office:value-type="float"/>
          <table:table-cell table:number-matrix-columns-spanned="1" table:number-matrix-rows-spanned="1" table:formula="of:=SUM([.R3:.R32]&gt;[.$X3:.$X32])" office:value-type="float"/>
          <table:table-cell table:number-matrix-columns-spanned="1" table:number-matrix-rows-spanned="1" table:formula="of:=SUM([.S3:.S32]&gt;[.$Y3:.$Y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Z3:.$Z32])" office:value-type="float"/>
          <table:table-cell table:number-matrix-columns-spanned="1" table:number-matrix-rows-spanned="1" table:formula="of:=SUM([.C3:.C32]=[.$AA3:.$AA32])" office:value-type="float"/>
          <table:table-cell table:number-matrix-columns-spanned="1" table:number-matrix-rows-spanned="1" table:formula="of:=SUM([.D3:.D32]=[.$AB3:.$AB32])" office:value-type="float"/>
          <table:table-cell table:number-matrix-columns-spanned="1" table:number-matrix-rows-spanned="1" table:formula="of:=SUM([.E3:.E32]=[.$Z3:.$Z32])" office:value-type="float"/>
          <table:table-cell table:number-matrix-columns-spanned="1" table:number-matrix-rows-spanned="1" table:formula="of:=SUM([.F3:.F32]=[.$AA3:.$AA32])" office:value-type="float"/>
          <table:table-cell table:number-matrix-columns-spanned="1" table:number-matrix-rows-spanned="1" table:formula="of:=SUM([.G3:.G32]=[.$AB3:.$AB32])" office:value-type="float"/>
          <table:table-cell table:style-name="cellWorst" table:number-matrix-columns-spanned="1" table:number-matrix-rows-spanned="1" table:formula="of:=SUM([.H3:.H32]=[.$Z3:.$Z32])" office:value-type="float"/>
          <table:table-cell table:number-matrix-columns-spanned="1" table:number-matrix-rows-spanned="1" table:formula="of:=SUM([.I3:.I32]=[.$AA3:.$AA32])" office:value-type="float"/>
          <table:table-cell table:number-matrix-columns-spanned="1" table:number-matrix-rows-spanned="1" table:formula="of:=SUM([.J3:.J32]=[.$AB3:.$AB32])" office:value-type="float"/>
          <table:table-cell table:number-matrix-columns-spanned="1" table:number-matrix-rows-spanned="1" table:formula="of:=SUM([.K3:.K32]=[.$Z3:.$Z32])" office:value-type="float"/>
          <table:table-cell table:number-matrix-columns-spanned="1" table:number-matrix-rows-spanned="1" table:formula="of:=SUM([.L3:.L32]=[.$AA3:.$AA32])" office:value-type="float"/>
          <table:table-cell table:number-matrix-columns-spanned="1" table:number-matrix-rows-spanned="1" table:formula="of:=SUM([.M3:.M32]=[.$AB3:.$AB32])" office:value-type="float"/>
          <table:table-cell table:number-matrix-columns-spanned="1" table:number-matrix-rows-spanned="1" table:formula="of:=SUM([.N3:.N32]=[.$Z3:.$Z32])" office:value-type="float"/>
          <table:table-cell table:number-matrix-columns-spanned="1" table:number-matrix-rows-spanned="1" table:formula="of:=SUM([.O3:.O32]=[.$AA3:.$AA32])" office:value-type="float"/>
          <table:table-cell table:number-matrix-columns-spanned="1" table:number-matrix-rows-spanned="1" table:formula="of:=SUM([.P3:.P32]=[.$AB3:.$AB32])" office:value-type="float"/>
          <table:table-cell table:style-name="cellBest" table:number-matrix-columns-spanned="1" table:number-matrix-rows-spanned="1" table:formula="of:=SUM([.Q3:.Q32]=[.$Z3:.$Z32])" office:value-type="float"/>
          <table:table-cell table:number-matrix-columns-spanned="1" table:number-matrix-rows-spanned="1" table:formula="of:=SUM([.R3:.R32]=[.$AA3:.$AA32])" office:value-type="float"/>
          <table:table-cell table:number-matrix-columns-spanned="1" table:number-matrix-rows-spanned="1" table:formula="of:=SUM([.S3:.S32]=[.$AB3:.$AB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1/setting-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converted</text:p>
          </table:table-cell>
          <table:table-cell table:formula="of:=AVERAGE([Instances.B3:Instances.B32])" office:value-type="float"/>
          <table:table-cell table:formula="of:=AVERAGE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AVERAGE([Instances.G3:Instances.G32])" office:value-type="float"/>
          <table:table-cell table:formula="of:=AVERAGE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formula="of:=AVERAGE([Instances.K3:Instances.K32])" office:value-type="float"/>
          <table:table-cell table:formula="of:=AVERAGE([Instances.L3:Instances.L32])" office:value-type="float"/>
          <table:table-cell table:formula="of:=AVERAGE([Instances.M3:Instances.M32])" office:value-type="float"/>
          <table:table-cell table:formula="of:=AVERAGE([Instances.N3:Instances.N32])" office:value-type="float"/>
          <table:table-cell table:formula="of:=AVERAGE([Instances.O3:Instances.O32])" office:value-type="float"/>
          <table:table-cell table:formula="of:=AVERAGE([Instances.P3:Instances.P32])" office:value-type="float"/>
          <table:table-cell table:formula="of:=AVERAGE([Instances.Q3:Instances.Q32])" office:value-type="float"/>
          <table:table-cell table:formula="of:=AVERAGE([Instances.R3:Instances.R32])" office:value-type="float"/>
          <table:table-cell table:formula="of:=AVERAGE([Instances.S3:Instances.S32])" office:value-type="float"/>
          <table:table-cell table:formula="of:=MIN([.$B3];[.$E3];[.$H3];[.$K3];[.$N3];[.$Q3])" office:value-type="float"/>
          <table:table-cell table:formula="of:=MIN([.$C3];[.$F3];[.$I3];[.$L3];[.$O3];[.$R3])" office:value-type="float"/>
          <table:table-cell table:formula="of:=MIN([.$D3];[.$G3];[.$J3];[.$M3];[.$P3];[.$S3])" office:value-type="float"/>
          <table:table-cell table:formula="of:=MEDIAN([.$B3];[.$E3];[.$H3];[.$K3];[.$N3];[.$Q3])" office:value-type="float"/>
          <table:table-cell table:formula="of:=MEDIAN([.$C3];[.$F3];[.$I3];[.$L3];[.$O3];[.$R3])" office:value-type="float"/>
          <table:table-cell table:formula="of:=MEDIAN([.$D3];[.$G3];[.$J3];[.$M3];[.$P3];[.$S3])" office:value-type="float"/>
          <table:table-cell table:formula="of:=MAX([.$B3];[.$E3];[.$H3];[.$K3];[.$N3];[.$Q3])" office:value-type="float"/>
          <table:table-cell table:formula="of:=MAX([.$C3];[.$F3];[.$I3];[.$L3];[.$O3];[.$R3])" office:value-type="float"/>
          <table:table-cell table:formula="of:=MAX([.$D3];[.$G3];[.$J3];[.$M3];[.$P3];[.$S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T3:.$T3])^2)^0.5" office:value-type="float"/>
          <table:table-cell table:number-matrix-columns-spanned="1" table:number-matrix-rows-spanned="1" table:formula="of:=SUM(([.C3:.C3]-[.$U3:.$U3])^2)^0.5" office:value-type="float"/>
          <table:table-cell table:number-matrix-columns-spanned="1" table:number-matrix-rows-spanned="1" table:formula="of:=SUM(([.D3:.D3]-[.$V3:.$V3])^2)^0.5" office:value-type="float"/>
          <table:table-cell table:number-matrix-columns-spanned="1" table:number-matrix-rows-spanned="1" table:formula="of:=SUM(([.E3:.E3]-[.$T3:.$T3])^2)^0.5" office:value-type="float"/>
          <table:table-cell table:number-matrix-columns-spanned="1" table:number-matrix-rows-spanned="1" table:formula="of:=SUM(([.F3:.F3]-[.$U3:.$U3])^2)^0.5" office:value-type="float"/>
          <table:table-cell table:number-matrix-columns-spanned="1" table:number-matrix-rows-spanned="1" table:formula="of:=SUM(([.G3:.G3]-[.$V3:.$V3])^2)^0.5" office:value-type="float"/>
          <table:table-cell table:number-matrix-columns-spanned="1" table:number-matrix-rows-spanned="1" table:formula="of:=SUM(([.H3:.H3]-[.$T3:.$T3])^2)^0.5" office:value-type="float"/>
          <table:table-cell table:number-matrix-columns-spanned="1" table:number-matrix-rows-spanned="1" table:formula="of:=SUM(([.I3:.I3]-[.$U3:.$U3])^2)^0.5" office:value-type="float"/>
          <table:table-cell table:number-matrix-columns-spanned="1" table:number-matrix-rows-spanned="1" table:formula="of:=SUM(([.J3:.J3]-[.$V3:.$V3])^2)^0.5" office:value-type="float"/>
          <table:table-cell table:number-matrix-columns-spanned="1" table:number-matrix-rows-spanned="1" table:formula="of:=SUM(([.K3:.K3]-[.$T3:.$T3])^2)^0.5" office:value-type="float"/>
          <table:table-cell table:number-matrix-columns-spanned="1" table:number-matrix-rows-spanned="1" table:formula="of:=SUM(([.L3:.L3]-[.$U3:.$U3])^2)^0.5" office:value-type="float"/>
          <table:table-cell table:number-matrix-columns-spanned="1" table:number-matrix-rows-spanned="1" table:formula="of:=SUM(([.M3:.M3]-[.$V3:.$V3])^2)^0.5" office:value-type="float"/>
          <table:table-cell table:number-matrix-columns-spanned="1" table:number-matrix-rows-spanned="1" table:formula="of:=SUM(([.N3:.N3]-[.$T3:.$T3])^2)^0.5" office:value-type="float"/>
          <table:table-cell table:number-matrix-columns-spanned="1" table:number-matrix-rows-spanned="1" table:formula="of:=SUM(([.O3:.O3]-[.$U3:.$U3])^2)^0.5" office:value-type="float"/>
          <table:table-cell table:number-matrix-columns-spanned="1" table:number-matrix-rows-spanned="1" table:formula="of:=SUM(([.P3:.P3]-[.$V3:.$V3])^2)^0.5" office:value-type="float"/>
          <table:table-cell table:number-matrix-columns-spanned="1" table:number-matrix-rows-spanned="1" table:formula="of:=SUM(([.Q3:.Q3]-[.$T3:.$T3])^2)^0.5" office:value-type="float"/>
          <table:table-cell table:number-matrix-columns-spanned="1" table:number-matrix-rows-spanned="1" table:formula="of:=SUM(([.R3:.R3]-[.$U3:.$U3])^2)^0.5" office:value-type="float"/>
          <table:table-cell table:number-matrix-columns-spanned="1" table:number-matrix-rows-spanned="1" table:formula="of:=SUM(([.S3:.S3]-[.$V3:.$V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T3:.$T3])" office:value-type="float"/>
          <table:table-cell table:number-matrix-columns-spanned="1" table:number-matrix-rows-spanned="1" table:formula="of:=SUM([.C3:.C3]=[.$U3:.$U3])" office:value-type="float"/>
          <table:table-cell table:number-matrix-columns-spanned="1" table:number-matrix-rows-spanned="1" table:formula="of:=SUM([.D3:.D3]=[.$V3:.$V3])" office:value-type="float"/>
          <table:table-cell table:number-matrix-columns-spanned="1" table:number-matrix-rows-spanned="1" table:formula="of:=SUM([.E3:.E3]=[.$T3:.$T3])" office:value-type="float"/>
          <table:table-cell table:number-matrix-columns-spanned="1" table:number-matrix-rows-spanned="1" table:formula="of:=SUM([.F3:.F3]=[.$U3:.$U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T3:.$T3])" office:value-type="float"/>
          <table:table-cell table:number-matrix-columns-spanned="1" table:number-matrix-rows-spanned="1" table:formula="of:=SUM([.I3:.I3]=[.$U3:.$U3])" office:value-type="float"/>
          <table:table-cell table:number-matrix-columns-spanned="1" table:number-matrix-rows-spanned="1" table:formula="of:=SUM([.J3:.J3]=[.$V3:.$V3])" office:value-type="float"/>
          <table:table-cell table:number-matrix-columns-spanned="1" table:number-matrix-rows-spanned="1" table:formula="of:=SUM([.K3:.K3]=[.$T3:.$T3])" office:value-type="float"/>
          <table:table-cell table:number-matrix-columns-spanned="1" table:number-matrix-rows-spanned="1" table:formula="of:=SUM([.L3:.L3]=[.$U3:.$U3])" office:value-type="float"/>
          <table:table-cell table:number-matrix-columns-spanned="1" table:number-matrix-rows-spanned="1" table:formula="of:=SUM([.M3:.M3]=[.$V3:.$V3])" office:value-type="float"/>
          <table:table-cell table:number-matrix-columns-spanned="1" table:number-matrix-rows-spanned="1" table:formula="of:=SUM([.N3:.N3]=[.$T3:.$T3])" office:value-type="float"/>
          <table:table-cell table:number-matrix-columns-spanned="1" table:number-matrix-rows-spanned="1" table:formula="of:=SUM([.O3:.O3]=[.$U3:.$U3])" office:value-type="float"/>
          <table:table-cell table:number-matrix-columns-spanned="1" table:number-matrix-rows-spanned="1" table:formula="of:=SUM([.P3:.P3]=[.$V3:.$V3])" office:value-type="float"/>
          <table:table-cell table:number-matrix-columns-spanned="1" table:number-matrix-rows-spanned="1" table:formula="of:=SUM([.Q3:.Q3]=[.$T3:.$T3])" office:value-type="float"/>
          <table:table-cell table:number-matrix-columns-spanned="1" table:number-matrix-rows-spanned="1" table:formula="of:=SUM([.R3:.R3]=[.$U3:.$U3])" office:value-type="float"/>
          <table:table-cell table:number-matrix-columns-spanned="1" table:number-matrix-rows-spanned="1" table:formula="of:=SUM([.S3:.S3]=[.$V3:.$V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W3:.$W3])" office:value-type="float"/>
          <table:table-cell table:number-matrix-columns-spanned="1" table:number-matrix-rows-spanned="1" table:formula="of:=SUM([.C3:.C3]&lt;[.$X3:.$X3])" office:value-type="float"/>
          <table:table-cell table:number-matrix-columns-spanned="1" table:number-matrix-rows-spanned="1" table:formula="of:=SUM([.D3:.D3]&lt;[.$Y3:.$Y3])" office:value-type="float"/>
          <table:table-cell table:number-matrix-columns-spanned="1" table:number-matrix-rows-spanned="1" table:formula="of:=SUM([.E3:.E3]&lt;[.$W3:.$W3])" office:value-type="float"/>
          <table:table-cell table:number-matrix-columns-spanned="1" table:number-matrix-rows-spanned="1" table:formula="of:=SUM([.F3:.F3]&lt;[.$X3:.$X3])" office:value-type="float"/>
          <table:table-cell table:number-matrix-columns-spanned="1" table:number-matrix-rows-spanned="1" table:formula="of:=SUM([.G3:.G3]&lt;[.$Y3:.$Y3])" office:value-type="float"/>
          <table:table-cell table:number-matrix-columns-spanned="1" table:number-matrix-rows-spanned="1" table:formula="of:=SUM([.H3:.H3]&lt;[.$W3:.$W3])" office:value-type="float"/>
          <table:table-cell table:number-matrix-columns-spanned="1" table:number-matrix-rows-spanned="1" table:formula="of:=SUM([.I3:.I3]&lt;[.$X3:.$X3])" office:value-type="float"/>
          <table:table-cell table:number-matrix-columns-spanned="1" table:number-matrix-rows-spanned="1" table:formula="of:=SUM([.J3:.J3]&lt;[.$Y3:.$Y3])" office:value-type="float"/>
          <table:table-cell table:number-matrix-columns-spanned="1" table:number-matrix-rows-spanned="1" table:formula="of:=SUM([.K3:.K3]&lt;[.$W3:.$W3])" office:value-type="float"/>
          <table:table-cell table:number-matrix-columns-spanned="1" table:number-matrix-rows-spanned="1" table:formula="of:=SUM([.L3:.L3]&lt;[.$X3:.$X3])" office:value-type="float"/>
          <table:table-cell table:number-matrix-columns-spanned="1" table:number-matrix-rows-spanned="1" table:formula="of:=SUM([.M3:.M3]&lt;[.$Y3:.$Y3])" office:value-type="float"/>
          <table:table-cell table:number-matrix-columns-spanned="1" table:number-matrix-rows-spanned="1" table:formula="of:=SUM([.N3:.N3]&lt;[.$W3:.$W3])" office:value-type="float"/>
          <table:table-cell table:number-matrix-columns-spanned="1" table:number-matrix-rows-spanned="1" table:formula="of:=SUM([.O3:.O3]&lt;[.$X3:.$X3])" office:value-type="float"/>
          <table:table-cell table:number-matrix-columns-spanned="1" table:number-matrix-rows-spanned="1" table:formula="of:=SUM([.P3:.P3]&lt;[.$Y3:.$Y3])" office:value-type="float"/>
          <table:table-cell table:number-matrix-columns-spanned="1" table:number-matrix-rows-spanned="1" table:formula="of:=SUM([.Q3:.Q3]&lt;[.$W3:.$W3])" office:value-type="float"/>
          <table:table-cell table:number-matrix-columns-spanned="1" table:number-matrix-rows-spanned="1" table:formula="of:=SUM([.R3:.R3]&lt;[.$X3:.$X3])" office:value-type="float"/>
          <table:table-cell table:number-matrix-columns-spanned="1" table:number-matrix-rows-spanned="1" table:formula="of:=SUM([.S3:.S3]&lt;[.$Y3:.$Y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W3:.$W3])" office:value-type="float"/>
          <table:table-cell table:number-matrix-columns-spanned="1" table:number-matrix-rows-spanned="1" table:formula="of:=SUM([.C3:.C3]&gt;[.$X3:.$X3])" office:value-type="float"/>
          <table:table-cell table:number-matrix-columns-spanned="1" table:number-matrix-rows-spanned="1" table:formula="of:=SUM([.D3:.D3]&gt;[.$Y3:.$Y3])" office:value-type="float"/>
          <table:table-cell table:number-matrix-columns-spanned="1" table:number-matrix-rows-spanned="1" table:formula="of:=SUM([.E3:.E3]&gt;[.$W3:.$W3])" office:value-type="float"/>
          <table:table-cell table:number-matrix-columns-spanned="1" table:number-matrix-rows-spanned="1" table:formula="of:=SUM([.F3:.F3]&gt;[.$X3:.$X3])" office:value-type="float"/>
          <table:table-cell table:number-matrix-columns-spanned="1" table:number-matrix-rows-spanned="1" table:formula="of:=SUM([.G3:.G3]&gt;[.$Y3:.$Y3])" office:value-type="float"/>
          <table:table-cell table:number-matrix-columns-spanned="1" table:number-matrix-rows-spanned="1" table:formula="of:=SUM([.H3:.H3]&gt;[.$W3:.$W3])" office:value-type="float"/>
          <table:table-cell table:number-matrix-columns-spanned="1" table:number-matrix-rows-spanned="1" table:formula="of:=SUM([.I3:.I3]&gt;[.$X3:.$X3])" office:value-type="float"/>
          <table:table-cell table:number-matrix-columns-spanned="1" table:number-matrix-rows-spanned="1" table:formula="of:=SUM([.J3:.J3]&gt;[.$Y3:.$Y3])" office:value-type="float"/>
          <table:table-cell table:number-matrix-columns-spanned="1" table:number-matrix-rows-spanned="1" table:formula="of:=SUM([.K3:.K3]&gt;[.$W3:.$W3])" office:value-type="float"/>
          <table:table-cell table:number-matrix-columns-spanned="1" table:number-matrix-rows-spanned="1" table:formula="of:=SUM([.L3:.L3]&gt;[.$X3:.$X3])" office:value-type="float"/>
          <table:table-cell table:number-matrix-columns-spanned="1" table:number-matrix-rows-spanned="1" table:formula="of:=SUM([.M3:.M3]&gt;[.$Y3:.$Y3])" office:value-type="float"/>
          <table:table-cell table:number-matrix-columns-spanned="1" table:number-matrix-rows-spanned="1" table:formula="of:=SUM([.N3:.N3]&gt;[.$W3:.$W3])" office:value-type="float"/>
          <table:table-cell table:number-matrix-columns-spanned="1" table:number-matrix-rows-spanned="1" table:formula="of:=SUM([.O3:.O3]&gt;[.$X3:.$X3])" office:value-type="float"/>
          <table:table-cell table:number-matrix-columns-spanned="1" table:number-matrix-rows-spanned="1" table:formula="of:=SUM([.P3:.P3]&gt;[.$Y3:.$Y3])" office:value-type="float"/>
          <table:table-cell table:number-matrix-columns-spanned="1" table:number-matrix-rows-spanned="1" table:formula="of:=SUM([.Q3:.Q3]&gt;[.$W3:.$W3])" office:value-type="float"/>
          <table:table-cell table:number-matrix-columns-spanned="1" table:number-matrix-rows-spanned="1" table:formula="of:=SUM([.R3:.R3]&gt;[.$X3:.$X3])" office:value-type="float"/>
          <table:table-cell table:number-matrix-columns-spanned="1" table:number-matrix-rows-spanned="1" table:formula="of:=SUM([.S3:.S3]&gt;[.$Y3:.$Y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Z3:.$Z3])" office:value-type="float"/>
          <table:table-cell table:number-matrix-columns-spanned="1" table:number-matrix-rows-spanned="1" table:formula="of:=SUM([.C3:.C3]=[.$AA3:.$AA3])" office:value-type="float"/>
          <table:table-cell table:number-matrix-columns-spanned="1" table:number-matrix-rows-spanned="1" table:formula="of:=SUM([.D3:.D3]=[.$AB3:.$AB3])" office:value-type="float"/>
          <table:table-cell table:number-matrix-columns-spanned="1" table:number-matrix-rows-spanned="1" table:formula="of:=SUM([.E3:.E3]=[.$Z3:.$Z3])" office:value-type="float"/>
          <table:table-cell table:number-matrix-columns-spanned="1" table:number-matrix-rows-spanned="1" table:formula="of:=SUM([.F3:.F3]=[.$AA3:.$AA3])" office:value-type="float"/>
          <table:table-cell table:number-matrix-columns-spanned="1" table:number-matrix-rows-spanned="1" table:formula="of:=SUM([.G3:.G3]=[.$AB3:.$AB3])" office:value-type="float"/>
          <table:table-cell table:number-matrix-columns-spanned="1" table:number-matrix-rows-spanned="1" table:formula="of:=SUM([.H3:.H3]=[.$Z3:.$Z3])" office:value-type="float"/>
          <table:table-cell table:number-matrix-columns-spanned="1" table:number-matrix-rows-spanned="1" table:formula="of:=SUM([.I3:.I3]=[.$AA3:.$AA3])" office:value-type="float"/>
          <table:table-cell table:number-matrix-columns-spanned="1" table:number-matrix-rows-spanned="1" table:formula="of:=SUM([.J3:.J3]=[.$AB3:.$AB3])" office:value-type="float"/>
          <table:table-cell table:number-matrix-columns-spanned="1" table:number-matrix-rows-spanned="1" table:formula="of:=SUM([.K3:.K3]=[.$Z3:.$Z3])" office:value-type="float"/>
          <table:table-cell table:number-matrix-columns-spanned="1" table:number-matrix-rows-spanned="1" table:formula="of:=SUM([.L3:.L3]=[.$AA3:.$AA3])" office:value-type="float"/>
          <table:table-cell table:number-matrix-columns-spanned="1" table:number-matrix-rows-spanned="1" table:formula="of:=SUM([.M3:.M3]=[.$AB3:.$AB3])" office:value-type="float"/>
          <table:table-cell table:number-matrix-columns-spanned="1" table:number-matrix-rows-spanned="1" table:formula="of:=SUM([.N3:.N3]=[.$Z3:.$Z3])" office:value-type="float"/>
          <table:table-cell table:number-matrix-columns-spanned="1" table:number-matrix-rows-spanned="1" table:formula="of:=SUM([.O3:.O3]=[.$AA3:.$AA3])" office:value-type="float"/>
          <table:table-cell table:number-matrix-columns-spanned="1" table:number-matrix-rows-spanned="1" table:formula="of:=SUM([.P3:.P3]=[.$AB3:.$AB3])" office:value-type="float"/>
          <table:table-cell table:number-matrix-columns-spanned="1" table:number-matrix-rows-spanned="1" table:formula="of:=SUM([.Q3:.Q3]=[.$Z3:.$Z3])" office:value-type="float"/>
          <table:table-cell table:number-matrix-columns-spanned="1" table:number-matrix-rows-spanned="1" table:formula="of:=SUM([.R3:.R3]=[.$AA3:.$AA3])" office:value-type="float"/>
          <table:table-cell table:number-matrix-columns-spanned="1" table:number-matrix-rows-spanned="1" table:formula="of:=SUM([.S3:.S3]=[.$AB3:.$AB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